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2.426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ro3" style:family="table-row">
      <style:table-row-properties style:row-height="2.1972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Openstaande vraag</text:p>
          </table:table-cell>
          <table:table-cell table:style-name="ce1" office:value-type="string" calcext:value-type="string">
            <text:p>Onderzoeksmethode(n)</text:p>
          </table:table-cell>
          <table:table-cell table:style-name="ce1" office:value-type="string" calcext:value-type="string">
            <text:p>Verwacht resultaat</text:p>
          </table:table-cell>
        </table:table-row>
        <table:table-row table:style-name="ro2">
          <table:table-cell office:value-type="string" calcext:value-type="string">
            <text:p>Welke sensoren zijn geschikt?</text:p>
          </table:table-cell>
          <table:table-cell office:value-type="string" calcext:value-type="string">
            <text:p>- Expertinterview met powerliftcoach - Expertinterview met sensor-/hardware-expert - Literatuurstudie (vergelijking eigenschappen sensoren)</text:p>
          </table:table-cell>
          <table:table-cell office:value-type="string" calcext:value-type="string">
            <text:p>Selectie van 1–2 sensortypen die technisch haalbaar en praktisch bruikbaar zijn voor het prototype.</text:p>
          </table:table-cell>
        </table:table-row>
        <table:table-row table:style-name="ro3">
          <table:table-cell office:value-type="string" calcext:value-type="string">
            <text:p>Welke microcontroller/software-setup geeft de beste realtime feedback?</text:p>
          </table:table-cell>
          <table:table-cell office:value-type="string" calcext:value-type="string">
            <text:p>- Literatuurstudie (technische opties en compatibiliteit) - Expertinterview met hardware-/software-experts</text:p>
          </table:table-cell>
          <table:table-cell office:value-type="string" calcext:value-type="string">
            <text:p>Keuze voor een microcontroller en softwareomgeving die realtime feedback kan geven en aansluit bij de geselecteerde sensoren.</text:p>
          </table:table-cell>
        </table:table-row>
        <table:table-row table:style-name="ro4">
          <table:table-cell office:value-type="string" calcext:value-type="string">
            <text:p>Welke analysevormen zijn nuttig voor professionals?</text:p>
          </table:table-cell>
          <table:table-cell office:value-type="string" calcext:value-type="string">
            <text:p>- Literatuurstudie (bewegingswetenschappen, fysiotherapie, krachttraining) - Best practices-analyse - Expertreview met powerliftcoach</text:p>
          </table:table-cell>
          <table:table-cell office:value-type="string" calcext:value-type="string">
            <text:p>Lijst van 2–3 visualisatievormen (bijv. grafieken, heatmaps, alerts) die voor professionals het meest waardevol zij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4:56:22.765976707</meta:creation-date>
    <dc:date>2025-09-14T15:03:34.908661246</dc:date>
    <meta:editing-duration>PT7M12S</meta:editing-duration>
    <meta:editing-cycles>1</meta:editing-cycles>
    <meta:document-statistic meta:table-count="1" meta:cell-count="12" meta:object-count="0"/>
    <meta:generator>LibreOffice/25.8.1.1$Linux_X86_64 LibreOffice_project/580$Build-1</meta:generator>
  </office:meta>
</office:document-meta>
</file>